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font-size="12pt" style:font-size-asian="12pt" style:font-size-complex="12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bc929" officeooo:paragraph-rsid="001bc929" fo:background-color="#729fcf"/>
    </style:style>
    <style:style style:name="P5" style:family="paragraph" style:parent-style-name="Standard">
      <style:paragraph-properties fo:text-align="justify" style:justify-single-word="false"/>
      <style:text-properties officeooo:rsid="001bc929" officeooo:paragraph-rsid="001bc929" fo:background-color="#ffffff"/>
    </style:style>
    <style:style style:name="P6" style:family="paragraph" style:parent-style-name="Standard">
      <style:paragraph-properties fo:text-align="justify" style:justify-single-word="false"/>
      <style:text-properties officeooo:rsid="001d1c82" officeooo:paragraph-rsid="001d1c82" fo:background-color="#ffffff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aa5a" officeooo:paragraph-rsid="001daa5a" fo:background-color="#fffff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de59f" officeooo:paragraph-rsid="001de59f" fo:background-color="#ffff00"/>
    </style:style>
    <style:style style:name="P9" style:family="paragraph" style:parent-style-name="Standard">
      <style:paragraph-properties fo:text-align="justify" style:justify-single-word="false"/>
      <style:text-properties officeooo:rsid="001bc929" officeooo:paragraph-rsid="001bc929" fo:background-color="#ffff00"/>
    </style:style>
    <style:style style:name="T1" style:family="text">
      <style:text-properties officeooo:rsid="00187ba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/>
    <style:style style:name="T5" style:family="text">
      <style:text-properties fo:background-color="#729fc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ção - React e Redux na prática<text:tab/><text:tab/><text:tab/><text:tab/><text:tab/><text:tab/><text:span text:style-name="T1">23/09/2022</text:span></text:p>
      <text:p text:style-name="Standard"/>
      <text:h text:style-name="P1" text:outline-level="1">Trabalhando com arrays</text:h>
      <text:h text:style-name="P2" text:outline-level="2">Array: eu atualizo ou faço uma cópia?</text:h>
      <text:p text:style-name="P3"><text:span text:style-name="T5">Para utilizar o Redux com mais tranquilidade, devemos sempre nos lembrar de que o state é imutável. </text:span>Isso significa que só podemos usar métodos que façam clonagem e não podemos usar métodos que façam mutação. Mas vá com calma, esse é um conceito um pouco mais abstrato e pode levar um tempo para que você o domine. O fato é que com muita prática você dominará esse conceito, que te dará mais segurança na hora de manipular a store.</text:p>
      <text:p text:style-name="P3"/>
      <text:p text:style-name="P3">No JavaScript há vários métodos para trabalhar com arrays. Podemos dividí-los entre os métodos que, ao realizar a sua função, não criam um novo array, ou seja, causam mutação no array já existente; e os métodos que criam um novo array sem alterar o array antigo, ou seja, fazem clonagem. Sabendo disso e lembrando a<text:span text:style-name="T5"> regra de que a Store deve ser imutável, só podemos trabalhar com métodos que façam clonagem e nunca com os métodos que fazem mutação.</text:span></text:p>
      <text:p text:style-name="P3"><text:span text:style-name="T3"/></text:p>
      <text:p text:style-name="P9">DICA: O STATE NÃO DEVE SER ALTERADO. ENTÃO VAMOS APLICAR UM <text:s/>MÉTODO DE CLONAGEM.</text:p>
      <text:p text:style-name="P4"/>
      <text:p text:style-name="P7">SITE: CLONAGEM OU MUTAÇÃO?</text:p>
      <text:p text:style-name="P5"><text:a xlink:type="simple" xlink:href="https://doesitmutate.xyz/" text:style-name="Internet_20_link" text:visited-style-name="Visited_20_Internet_20_Link">https://doesitmutate.xyz/</text:a></text:p>
      <text:p text:style-name="P5"/>
      <text:p text:style-name="P8">O SPREAD OPERATOR É UMA FORMA DE CLONAR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4:19:35.877438641</meta:creation-date>
    <dc:date>2022-09-23T14:41:08.262369632</dc:date>
    <meta:editing-duration>PT21M34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1" meta:paragraph-count="9" meta:word-count="203" meta:character-count="1162" meta:non-whitespace-character-count="962"/>
  </office:meta>
</office:document-meta>
</file>